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00000002050B01B4F.png" manifest:media-type="image/png"/>
  <manifest:file-entry manifest:full-path="Pictures/1000000000000CEC000009B10DB262C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cc33" draw:textarea-horizontal-align="justify" draw:textarea-vertical-align="middle" draw:auto-grow-height="false" fo:min-height="1.274cm" fo:min-width="4.326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1.274cm" fo:min-width="4.326cm"/>
    </style:style>
    <style:style style:name="gr5" style:family="graphic" style:parent-style-name="standard">
      <style:graphic-properties draw:fill-color="#3399ff" draw:textarea-horizontal-align="justify" draw:textarea-vertical-align="middle" draw:auto-grow-height="false" fo:min-height="1.274cm" fo:min-width="4.326cm"/>
    </style:style>
    <style:style style:name="gr6" style:family="graphic" style:parent-style-name="standard">
      <style:graphic-properties svg:stroke-color="#009933" draw:fill-color="#66ffff" draw:textarea-horizontal-align="justify" draw:textarea-vertical-align="middle" draw:auto-grow-height="false" fo:min-height="1.274cm" fo:min-width="7.12cm"/>
    </style:style>
    <style:style style:name="gr7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8" style:family="graphic" style:parent-style-name="standard">
      <style:graphic-properties svg:stroke-color="#009933" draw:fill-color="#66ff66" draw:textarea-horizontal-align="justify" draw:textarea-vertical-align="middle" draw:auto-grow-height="false" fo:min-height="1.274cm" fo:min-width="4.326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text-properties fo:color="#006699"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color="#0000ff"/>
    </style:style>
    <style:style style:name="P7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color="#ff0000" style:text-line-through-style="solid" style:text-line-through-type="single" fo:font-weight="bold" style:font-weight-asian="bold" style:font-weight-complex="bold"/>
    </style:style>
    <style:style style:name="T9" style:family="text">
      <style:text-properties style:text-line-through-style="solid" style:text-line-through-type="single" fo:font-weight="bold" style:font-weight-asian="bold" style:font-weight-complex="bold"/>
    </style:style>
    <style:style style:name="T10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11" style:family="text">
      <style:text-properties style:text-line-through-style="solid" style:text-line-through-type="single" fo:font-weight="normal" style:font-weight-asian="normal" style:font-weight-complex="normal"/>
    </style:style>
    <style:style style:name="T12" style:family="text">
      <style:text-properties fo:color="#0000ff" style:text-line-through-style="none" style:text-line-through-type="non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fo:color="#0000ff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6699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Building API functions in JS</text:p>
          </draw:text-box>
        </draw:frame>
        <draw:frame presentation:style-name="pr2" draw:layer="layout" svg:width="25.199cm" svg:height="13.138cm" svg:x="1.4cm" svg:y="4.436cm" presentation:class="subtitle" presentation:user-transformed="true">
          <draw:text-box>
            <text:p><text:span text:style-name="T1"/></text:p>
            <text:p><text:span text:style-name="T1"/></text:p>
            <text:p><text:span text:style-name="T1">Building API functions with declarative I/O contracts &amp; the ARCcore.filter library</text:span></text:p>
            <text:p><text:span text:style-name="T2"><text:a xlink:href="https://encapsule.io/docs/ARCcore/filter" xlink:type="simple">https://encapsule.io/docs/ARCcore/filter</text:a></text:span><text:span text:style-name="T2"> </text:span></text:p>
            <text:p/>
            <text:p><text:span text:style-name="T3"/></text:p>
            <text:p><text:span text:style-name="T3">SeattleJS Meetup Lightning Talk May 11, 2017</text:span></text:p>
            <text:p><text:span text:style-name="T3"/></text:p>
            <text:p><text:span text:style-name="T4">Chris Russell // </text:span><text:span text:style-name="T4"><text:a xlink:href="mailto:cdr@encapsule.io" xlink:type="simple">cdr@encapsule.io</text:a></text:span><text:span text:style-name="T4"><text:line-break/></text:span><text:span text:style-name="T4"><text:a xlink:href="https://github.com/Encasule" xlink:type="simple">https://github.com/Encasule</text:a></text:span><text:span text:style-name="T4"><text:line-break/></text:span><text:span text:style-name="T4"><text:a xlink:href="https://twitter.com/Encapsule" xlink:type="simple">https://twitter.com/Encapsule</text:a></text:span><text:span text:style-name="T3"><text:line-break/></text:span><text:span text:style-name="T3"/></text:p>
          </draw:text-box>
        </draw:frame>
        <draw:frame draw:style-name="gr1" draw:text-style-name="P2" draw:layer="layout" svg:width="0.902cm" svg:height="0.902cm" svg:x="13.462cm" svg:y="11.29cm">
          <draw:image xlink:href="Pictures/10000201000000200000002050B01B4F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How would you write...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p text:style-name="P3"><text:span text:style-name="T1">… </text:span><text:span text:style-name="T1">a JavaScript function that accepts:</text:span></text:p>
            <text:list text:style-name="L2">
              <text:list-item>
                <text:p text:style-name="P3"><text:span text:style-name="T5">Only a string?</text:span></text:p>
              </text:list-item>
              <text:list-item>
                <text:p text:style-name="P3"><text:span text:style-name="T5">An array of strings from a fixed set of words?</text:span></text:p>
              </text:list-item>
              <text:list-item>
                <text:p text:style-name="P3"><text:span text:style-name="T5">An object with required properties `x` and `y` that are both numerical values?</text:span></text:p>
              </text:list-item>
              <text:list-item>
                <text:p text:style-name="P3"><text:span text:style-name="T5">A dictionary of arrays of numbers between 0 and 100?</text:span></text:p>
              </text:list-item>
              <text:list-item>
                <text:p text:style-name="P3"><text:span text:style-name="T5">An object with optional properties that get set to default values if not specified?</text:span></text:p>
              </text:list-item>
              <text:list-item>
                <text:p text:style-name="P3"><text:span text:style-name="T5">Some larger combination of all of the above?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How would you ensure...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Your algorithm doesn't process bad input?</text:p>
              </text:list-item>
              <text:list-item>
                <text:p>Your algorithm doesn't produce an unexpected result?</text:p>
              </text:list-item>
              <text:list-item>
                <text:p>That function I/O errors are reported consistently?</text:p>
              </text:list-item>
              <text:list-item>
                <text:p>Other developers are able to use your API function with high confidence?</text:p>
              </text:list-item>
              <text:list-item>
                <text:p>The documentation is up-to-date?</text:p>
              </text:list-item>
              <text:list-item>
                <text:p>Requirements are easily shared with your team/partners?</text:p>
              </text:list-item>
              <text:list-item>
                <text:p>Your team can respond to changing requirements quickly?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ypical answers...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6">We don't have time to worry about it. Make it work!</text:span><text:span text:style-name="T6"><text:line-break/></text:span><text:span text:style-name="T6"/></text:p>
              </text:list-item>
            </text:list>
            <text:p text:style-name="P5"><text:span text:style-name="T1">Or, if everyone agrees it's mission critical:</text:span></text:p>
            <text:list text:continue-numbering="true" text:style-name="L2">
              <text:list-item>
                <text:p text:style-name="P4"><text:span text:style-name="T5">Write lots of nasty </text:span><text:span text:style-name="T1">prologue code</text:span><text:span text:style-name="T5"> in your API functions to “filter” out bad input &amp; set default values.</text:span></text:p>
              </text:list-item>
              <text:list-item>
                <text:p text:style-name="P4"><text:span text:style-name="T5">Write &amp; maintain lots of </text:span><text:span text:style-name="T1">external unit tests</text:span><text:span text:style-name="T5"> to ensure against bad output result(s).</text:span></text:p>
              </text:list-item>
              <text:list-item>
                <text:p text:style-name="P4"><text:span text:style-name="T1">Write docs</text:span><text:span text:style-name="T5"> by hand. Or, use machine-readable comments in source code to automate documentation.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7">Typical</text:span> BAD answers...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8">We don't have time to worry about it. Make it work!</text:span><text:span text:style-name="T6"><text:line-break/></text:span><text:span text:style-name="T6"/></text:p>
              </text:list-item>
            </text:list>
            <text:p text:style-name="P5"><text:span text:style-name="T9">Or, if everyone agrees it's mission critical:</text:span></text:p>
            <text:p text:style-name="P5"><text:span text:style-name="T10">API's are mission critical. Period.</text:span></text:p>
            <text:list text:continue-numbering="true" text:style-name="L2">
              <text:list-item>
                <text:p text:style-name="P4"><text:span text:style-name="T11">Write lots of nasty preamble code in your API functions to “filter” out bad input &amp; set default values.</text:span></text:p>
              </text:list-item>
              <text:list-item>
                <text:p text:style-name="P4"><text:span text:style-name="T11">Write &amp; maintain lots of external unit tests to ensure against bad output result(s).</text:span></text:p>
              </text:list-item>
              <text:list-item>
                <text:p text:style-name="P4"><text:span text:style-name="T11">Write docs by hand. Or, use machine-readable comments in source code to automate documentation.</text:span></text:p>
              </text:list-item>
            </text:list>
            <text:p text:style-name="P5"><text:span text:style-name="T12">We need to accomplish these tasks more cheaply!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RCcore.filter factor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RCcore is an npm package</text:p>
              </text:list-item>
              <text:list-item>
                <text:p><text:span text:style-name="T1">filter </text:span><text:span text:style-name="T5">is an exported library</text:span></text:p>
              </text:list-item>
              <text:list-item>
                <text:p><text:span text:style-name="T5">Export function </text:span><text:span text:style-name="T13">arccore.filter.create</text:span><text:span text:style-name="T5"> is a factory function:</text:span></text:p>
                <text:list>
                  <text:list-item>
                    <text:p><text:span text:style-name="T5">Input and output “specifications” (optional)</text:span></text:p>
                  </text:list-item>
                  <text:list-item>
                    <text:p><text:span text:style-name="T5">Developer-defined JS </text:span><text:span text:style-name="T1">transform</text:span><text:span text:style-name="T5"> function (optional)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" draw:id="id1" draw:layer="layout" svg:width="4.826cm" svg:height="1.524cm" svg:x="3.048cm" svg:y="13.208cm">
            <text:p text:style-name="P2">Input “Spec”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4" draw:id="id4" draw:layer="layout" svg:width="4.826cm" svg:height="1.524cm" svg:x="3.048cm" svg:y="16.764cm">
            <text:p text:style-name="P2">Output “Spec”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3" draw:id="id3" draw:layer="layout" svg:width="4.826cm" svg:height="1.524cm" svg:x="3.048cm" svg:y="14.986cm">
            <text:p text:style-name="P2">Your JS</text:p>
            <text:p text:style-name="P2">Function</text:p>
            <draw:enhanced-geometry svg:viewBox="0 0 21600 21600" draw:type="rectangle" draw:enhanced-path="M 0 0 L 21600 0 21600 21600 0 21600 0 0 Z N"/>
          </draw:custom-shape>
          <draw:custom-shape draw:style-name="gr6" draw:text-style-name="P6" xml:id="id2" draw:id="id2" draw:layer="layout" svg:width="7.62cm" svg:height="1.524cm" svg:x="9.652cm" svg:y="14.986cm">
            <text:p text:style-name="P6"><text:span text:style-name="T14">arccore.filter.create</text:span></text:p>
            <draw:enhanced-geometry svg:viewBox="0 0 21600 21600" draw:type="rectangle" draw:enhanced-path="M 0 0 L 21600 0 21600 21600 0 21600 0 0 Z N"/>
          </draw:custom-shape>
          <draw:connector draw:style-name="gr7" draw:text-style-name="P2" draw:layer="layout" draw:type="line" svg:x1="7.874cm" svg:y1="13.97cm" svg:x2="9.652cm" svg:y2="15.748cm" draw:start-shape="id1" draw:start-glue-point="1" draw:end-shape="id2" svg:d="M7874 13970l1778 1778" svg:viewBox="0 0 1779 1779">
            <text:p/>
          </draw:connector>
          <draw:connector draw:style-name="gr7" draw:text-style-name="P2" draw:layer="layout" draw:type="line" svg:x1="7.874cm" svg:y1="15.748cm" svg:x2="9.652cm" svg:y2="15.748cm" draw:start-shape="id3" draw:start-glue-point="1" draw:end-shape="id2" draw:end-glue-point="3" svg:d="M7874 15748h1778" svg:viewBox="0 0 1779 1">
            <text:p/>
          </draw:connector>
          <draw:connector draw:style-name="gr7" draw:text-style-name="P2" draw:layer="layout" draw:type="line" svg:x1="7.874cm" svg:y1="17.526cm" svg:x2="9.652cm" svg:y2="15.748cm" draw:start-shape="id4" draw:start-glue-point="1" draw:end-shape="id2" draw:end-glue-point="3" svg:d="M7874 17526l1778-1778" svg:viewBox="0 0 1779 1779">
            <text:p/>
          </draw:connector>
          <draw:custom-shape draw:style-name="gr8" draw:text-style-name="P2" xml:id="id5" draw:id="id5" draw:layer="layout" svg:width="4.826cm" svg:height="1.524cm" svg:x="19.05cm" svg:y="14.986cm">
            <text:p text:style-name="P2">Filter Object</text:p>
            <draw:enhanced-geometry svg:viewBox="0 0 21600 21600" draw:type="rectangle" draw:enhanced-path="M 0 0 L 21600 0 21600 21600 0 21600 0 0 Z N"/>
          </draw:custom-shape>
          <draw:connector draw:style-name="gr7" draw:text-style-name="P2" draw:layer="layout" draw:type="line" svg:x1="17.272cm" svg:y1="15.748cm" svg:x2="19.05cm" svg:y2="15.748cm" draw:start-shape="id2" draw:start-glue-point="1" draw:end-shape="id5" draw:end-glue-point="3" svg:d="M17272 15748h1778" svg:viewBox="0 0 1779 1">
            <text:p/>
          </draw:connector>
        </draw:g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Build a filter object (liv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5">Simple demo in Node.js console...</text:span></text:p>
                <text:p><text:span text:style-name="T5"/></text:p>
              </text:list-item>
              <text:list-item>
                <text:p><text:span text:style-name="T1">In-depth</text:span>:</text:p>
                <text:list>
                  <text:list-item>
                    <text:p><text:a xlink:href="https://encapsule.io/docs/ARCcore/filter/api" xlink:type="simple">https://encapsule.io/docs/ARCcore/filter/api</text:a></text:p>
                  </text:list-item>
                  <text:list-item>
                    <text:p><text:a xlink:href="https://encapsule.io/docs/ARCcore/filter/architecture" xlink:type="simple">https://encapsule.io/docs/ARCcore/filter/architecture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ilter specifications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2"><text:span text:style-name="T15">In depth: </text:span><text:span text:style-name="T15"><text:a xlink:href="https://encapsule.io/docs/ARCcore/filter/specs" xlink:type="simple">https://encapsule.io/docs/ARCcore/filter/specs</text:a></text:span><text:span text:style-name="T15"> </text:span></text:p>
            <text:p text:style-name="P2"><text:span text:style-name="T3"/></text:p>
            <text:list text:style-name="L2">
              <text:list-item>
                <text:p>Simple declarative objects</text:p>
              </text:list-item>
              <text:list-item>
                <text:p>Recursive structure that's simple to read</text:p>
              </text:list-item>
              <text:list-item>
                <text:p>Uses reserved <text:span text:style-name="T1">quanderscore </text:span><text:span text:style-name="T5">directives (four underscore prefix)</text:span></text:p>
              </text:list-item>
              <text:list-item>
                <text:p><text:span text:style-name="T5">Property name validation / pruning</text:span></text:p>
              </text:list-item>
              <text:list-item>
                <text:p><text:span text:style-name="T5">JSON elements types + functions + opaque (any)</text:span></text:p>
              </text:list-item>
              <text:list-item>
                <text:p><text:span text:style-name="T5">Small number of value checks</text:span></text:p>
                <text:list>
                  <text:list-item>
                    <text:p><text:span text:style-name="T5">In set</text:span></text:p>
                  </text:list-item>
                  <text:list-item>
                    <text:p><text:span text:style-name="T5">In range</text:span></text:p>
                  </text:list-item>
                </text:list>
              </text:list-item>
              <text:list-item>
                <text:p><text:span text:style-name="T5">Default values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ilter demos (live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se the online interactive example to learn &amp; explore</text:p>
              </text:list-item>
              <text:list-item>
                <text:p>Online: <text:a xlink:href="https://encapsule.io/docs/ARCcore/filter/examples" xlink:type="simple">https://encapsule.io/docs/ARCcore/filter/examples</text:a> 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ummar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ilter is backed by over 500 tests</text:p>
              </text:list-item>
              <text:list-item>
                <text:p>Use in Node.js and browser (via webpack)</text:p>
              </text:list-item>
              <text:list-item>
                <text:p>Time to learn filter &lt; time to implement one non-trivial API function</text:p>
              </text:list-item>
              <text:list-item>
                <text:p>Simplify design process with filter specifications</text:p>
              </text:list-item>
              <text:list-item>
                <text:p>Makes large impact on code quality</text:p>
              </text:list-item>
              <text:list-item>
                <text:p>Filter reduces the size of your app bundles</text:p>
              </text:list-item>
              <text:list-item>
                <text:p>Filter works at scale:</text:p>
                <text:list>
                  <text:list-item>
                    <text:p>e.g. <text:a xlink:href="https://encapsule.io/docs/holism" xlink:type="simple">Holism</text:a> is a filter-derived replacement for Express</text:p>
                  </text:list-item>
                </text:list>
              </text:list-item>
            </text:list>
            <text:p/>
            <text:p text:style-name="P2"><text:span text:style-name="T16">Thanks to SeattleJS!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0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7:07:03.868809676</meta:creation-date>
    <dc:date>2017-05-10T15:59:35.778633829</dc:date>
    <meta:editing-duration>PT1H14M41S</meta:editing-duration>
    <meta:editing-cycles>11</meta:editing-cycles>
    <meta:generator>LibreOffice/4.3.3.2$Linux_X86_64 LibreOffice_project/430m0$Build-2</meta:generator>
    <meta:document-statistic meta:object-count="84"/>
  </office:meta>
</office:document-meta>
</file>